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46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per item (USD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minum Plate (6082-T651) 150x150x4mm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formula="of:=[.B3]*[.C3]"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string" calcext:value-type="string">
            <text:p>Brass Screws M4x20 Countersun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string" calcext:value-type="string">
            <text:p>Price for 10</text:p>
          </table:table-cell>
        </table:table-row>
        <table:table-row table:style-name="ro1">
          <table:table-cell office:value-type="string" calcext:value-type="string">
            <text:p>Brass Screws M5x20 Countersun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string" calcext:value-type="string">
            <text:p>Price for 10</text:p>
          </table:table-cell>
        </table:table-row>
        <table:table-row table:style-name="ro1">
          <table:table-cell office:value-type="string" calcext:value-type="string">
            <text:p>TAL220 Parallel Beam Load Cell – 20Kg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table:formula="of:=[.B6]*[.C6]"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string" calcext:value-type="string">
            <text:p>8mm flat tin-plated copper shielding tub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B7]*[.C7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ielded LAN Patch cable 10m</text:p>
          </table:table-cell>
          <table:table-cell office:value-type="float" office:value="1" calcext:value-type="float">
            <text:p>1</text:p>
          </table:table-cell>
          <table:table-cell office:value-type="float" office:value="14.59" calcext:value-type="float">
            <text:p>14.59</text:p>
          </table:table-cell>
          <table:table-cell table:formula="of:=[.B8]*[.C8]" office:value-type="float" office:value="14.59" calcext:value-type="float">
            <text:p>14.5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rduino sh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Pin stackable female hea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Price for 20</text:p>
          </table:table-cell>
        </table:table-row>
        <table:table-row table:style-name="ro1">
          <table:table-cell office:value-type="string" calcext:value-type="string">
            <text:p>6-Pin stackable female hea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string" calcext:value-type="string">
            <text:p>Price for 10</text:p>
          </table:table-cell>
        </table:table-row>
        <table:table-row table:style-name="ro1">
          <table:table-cell office:value-type="string" calcext:value-type="string">
            <text:p>Prototype PCB for Arduino UNO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B13]*[.C13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float" office:value="24.95" calcext:value-type="float">
            <text:p>24.95</text:p>
          </table:table-cell>
          <table:table-cell table:formula="of:=[.B14]*[.C14]" office:value-type="float" office:value="24.95" calcext:value-type="float">
            <text:p>24.95</text:p>
          </table:table-cell>
          <table:table-cell/>
        </table:table-row>
        <table:table-row table:style-name="ro1">
          <table:table-cell office:value-type="string" calcext:value-type="string">
            <text:p>RJ45 Female PCB conn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string" calcext:value-type="string">
            <text:p>Price for 10</text:p>
          </table:table-cell>
        </table:table-row>
        <table:table-row table:style-name="ro1">
          <table:table-cell office:value-type="string" calcext:value-type="string">
            <text:p>HX711 with breakout board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[.B16]*[.C16]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minum w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 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shrink tub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2"/>
          <table:table-cell table:formula="of:=SUM([.D3:.D19])" office:value-type="float" office:value="101.91" calcext:value-type="float">
            <text:p>101.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Santini</meta:initial-creator>
    <meta:creation-date>2017-07-26T11:55:45.593321497</meta:creation-date>
    <dc:date>2017-07-26T16:37:57.380217678</dc:date>
    <dc:creator>Francesco Santini</dc:creator>
    <meta:editing-duration>PT4H31M50S</meta:editing-duration>
    <meta:editing-cycles>5</meta:editing-cycles>
    <meta:generator>LibreOffice/5.3.4.2$Linux_X86_64 LibreOffice_project/30m0$Build-2</meta:generator>
    <meta:document-statistic meta:table-count="1" meta:cell-count="60" meta:object-count="0"/>
  </office:meta>
</office:document-meta>
</file>